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89in"/>
    </style:style>
    <style:style style:name="co2" style:family="table-column">
      <style:table-column-properties fo:break-before="auto" style:column-width="1.4311in"/>
    </style:style>
    <style:style style:name="co3" style:family="table-column">
      <style:table-column-properties fo:break-before="auto" style:column-width="2.45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- &amp; Hochschulpolitik – was geht da?</text:p>
          </table:table-cell>
          <table:table-cell office:value-type="string" calcext:value-type="string">
            <text:p>Guilia (Bon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Was ist PiA? Einführung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bationsdebatte – Zulass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– Homepage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Lehre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Protest/ Evaluatio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litätsmanagement/ Systemakkreditierung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/ Seminargestaltung/ Hausarbeiten// alternative Prüfungsformate</text:p>
          </table:table-cell>
          <table:table-cell office:value-type="string" calcext:value-type="string">
            <text:p>Fachschaft Münster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Neue Protestideen/ Anregungen/ Fragen</text:p>
          </table:table-cell>
          <table:table-cell office:value-type="string" calcext:value-type="string">
            <text:p>Marius (Osnabrück) &amp; Domenika (Marburg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SL-Mittel</text:p>
          </table:table-cell>
          <table:table-cell office:value-type="string" calcext:value-type="string">
            <text:p>FSR Frankfurt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aktuelle Situation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Prof. Dr. Rief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Substanzinduzierte Tiefenpsychologie</text:p>
          </table:table-cell>
          <table:table-cell table:style-name="Default" office:value-type="string" calcext:value-type="string">
            <text:p>Tristan (Bonn)</text:p>
          </table:table-cell>
          <table:table-cell table:style-name="Default" office:value-type="string" calcext:value-type="string">
            <text:p>Hörsaal 1. Stock (Hörsaalgebäude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-Aufgabe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ration der Faschaften in die Institut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: Diskussion und Positionspapier</text:p>
          </table:table-cell>
          <table:table-cell office:value-type="string" calcext:value-type="string">
            <text:p>Meret (Trier) &amp; Luisa (Düsseldorf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stikunterstütz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auswahl</text:p>
          </table:table-cell>
          <table:table-cell office:value-type="string" calcext:value-type="string">
            <text:p>Simeon (Osnabrück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: Gast Adriane Sartorius</text:p>
          </table:table-cell>
          <table:table-cell office:value-type="string" calcext:value-type="string">
            <text:p>Luisa (Düsseldorf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raditionen: Studierenden-Dozierenden-Austausch</text:p>
          </table:table-cell>
          <table:table-cell office:value-type="string" calcext:value-type="string">
            <text:p>Marlene (Mainz)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Positionspapi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4" table:number-rows-repeated="104854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11-28T10:30:00+0100</text:p>
          </table:table-cell>
          <table:table-cell office:value-type="string" calcext:value-type="string">
            <text:p>2014-11-28T12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11-28T13:00:00+0100</text:p>
          </table:table-cell>
          <table:table-cell office:value-type="string" calcext:value-type="string">
            <text:p>2014-11-28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11-28T15:30:00+0100</text:p>
          </table:table-cell>
          <table:table-cell office:value-type="string" calcext:value-type="string">
            <text:p>2014-11-28T17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11-29T12:00:00+0100</text:p>
          </table:table-cell>
          <table:table-cell office:value-type="string" calcext:value-type="string">
            <text:p>2014-11-29T13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11-29T13:30:00+0100</text:p>
          </table:table-cell>
          <table:table-cell office:value-type="string" calcext:value-type="string">
            <text:p>2014-11-29T15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4-11-29T15:00:00+0100</text:p>
          </table:table-cell>
          <table:table-cell office:value-type="string" calcext:value-type="string">
            <text:p>2014-11-29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69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2:04:14.9142396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11-28T12:33:50.591107042</dc:date>
    <meta:editing-duration>PT1H19M52S</meta:editing-duration>
    <meta:editing-cycles>60</meta:editing-cycles>
    <meta:generator>LibreOffice/4.2.7.2$Linux_x86 LibreOffice_project/420$Build-2</meta:generator>
    <dc:creator>Rick Bode</dc:creator>
    <meta:document-statistic meta:table-count="2" meta:cell-count="136" meta:object-count="0"/>
  </office:meta>
</office:document-meta>
</file>